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2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der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Action/Classes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Action/Classes/Furious Fists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Action/Classes/Heroes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Action/Classes/Specialists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Action/Classes/Specialists/Skill Sets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After the End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After the End/Lenses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After the End/Templates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Aliens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Aliens/Verms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Banestorm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Banestorm/Classes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Banestorm/Races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Basic Set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Basic Set/Animals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Basic Set/Characters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Basic Set/Meta-Traits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Basic Set/Monsters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Basic Set/Races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Bio-Tech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Delvers to Grow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Dragons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Dungeon Fantasy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Dungeon Fantasy/Dungeon Fantasy 1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Dungeon Fantasy/Dungeon Fantasy 10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Dungeon Fantasy/Dungeon Fantasy 11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Dungeon Fantasy/Dungeon Fantasy 12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Dungeon Fantasy/Dungeon Fantasy 13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Dungeon Fantasy/Dungeon Fantasy 14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Dungeon Fantasy/Dungeon Fantasy 15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Dungeon Fantasy/Dungeon Fantasy 16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Dungeon Fantasy/Dungeon Fantasy 19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Dungeon Fantasy/Dungeon Fantasy 1/Classes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Dungeon Fantasy/Dungeon Fantasy 2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Dungeon Fantasy/Dungeon Fantasy 3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Dungeon Fantasy/Dungeon Fantasy 4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Dungeon Fantasy/Dungeon Fantasy 5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Dungeon Fantasy/Dungeon Fantasy 5/Divine Elements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Dungeon Fantasy/Dungeon Fantasy 5/Divine Servitor Lenses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Dungeon Fantasy/Dungeon Fantasy 7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Dungeon Fantasy/Dungeon Fantasy 7/Cleric Variants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Dungeon Fantasy/Dungeon Fantasy 7/Holy Warrior Variants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string" calcext:value-type="string">
            <text:p>Dungeon Fantasy/Dungeon Fantasy 8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string" calcext:value-type="string">
            <text:p>Dungeon Fantasy/Dungeon Fantasy 9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string" calcext:value-type="string">
            <text:p>Dungeon Fantasy/Dungeon Fantasy Denizens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string" calcext:value-type="string">
            <text:p>Dungeon Fantasy/Dungeon Fantasy Denizens/Barbarians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string" calcext:value-type="string">
            <text:p>Dungeon Fantasy/Dungeon Fantasy Denizens/Swashbucklers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string" calcext:value-type="string">
            <text:p>Dungeon Fantasy/Dungeon Fantasy Monsters 1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string" calcext:value-type="string">
            <text:p>Dungeon Fantasy/Races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string" calcext:value-type="string">
            <text:p>Dungeon Fantasy/Races/Elves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string" calcext:value-type="string">
            <text:p>Dungeon Fantasy/Races/Faerie Folk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string" calcext:value-type="string">
            <text:p>Dungeon Fantasy/Races/Goblin-Kin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string" calcext:value-type="string">
            <text:p>Dungeon Fantasy/Races/Half-Spirits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string" calcext:value-type="string">
            <text:p>Dungeon Fantasy RPG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string" calcext:value-type="string">
            <text:p>Dungeon Fantasy RPG/Classes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string" calcext:value-type="string">
            <text:p>Dungeon Fantasy RPG/Loadouts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string" calcext:value-type="string">
            <text:p>Dungeon Fantasy RPG/Monsters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string" calcext:value-type="string">
            <text:p>Dungeon Fantasy RPG/Monsters/as-Sharak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string" calcext:value-type="string">
            <text:p>Dungeon Fantasy RPG/Monsters/Demon from Between the Stars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string" calcext:value-type="string">
            <text:p>Dungeon Fantasy RPG/Monsters/Dinomen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string" calcext:value-type="string">
            <text:p>Dungeon Fantasy RPG/Monsters/Dire Wolf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string" calcext:value-type="string">
            <text:p>Dungeon Fantasy RPG/Monsters/Dragons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string" calcext:value-type="string">
            <text:p>Dungeon Fantasy RPG/Monsters/Flaming Skulls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string" calcext:value-type="string">
            <text:p>Dungeon Fantasy RPG/Monsters/Foul Bat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string" calcext:value-type="string">
            <text:p>Dungeon Fantasy RPG/Monsters/Gargoyle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string" calcext:value-type="string">
            <text:p>Dungeon Fantasy RPG/Monsters/Giant Ape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string" calcext:value-type="string">
            <text:p>Dungeon Fantasy RPG/Monsters/Giant Snakes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string" calcext:value-type="string">
            <text:p>Dungeon Fantasy RPG/Monsters/Giant Spiders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string" calcext:value-type="string">
            <text:p>Dungeon Fantasy RPG/Monsters/Goblin-Kin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string" calcext:value-type="string">
            <text:p>Dungeon Fantasy RPG/Monsters/Karkadann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string" calcext:value-type="string">
            <text:p>Dungeon Fantasy RPG/Monsters/Pudding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string" calcext:value-type="string">
            <text:p>Dungeon Fantasy RPG/Monsters/Slorn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string" calcext:value-type="string">
            <text:p>Dungeon Fantasy RPG/Races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string" calcext:value-type="string">
            <text:p>Engine Heart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string" calcext:value-type="string">
            <text:p>Fantasy/Classes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string" calcext:value-type="string">
            <text:p>Fantasy/Classes/Roma Arcana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string" calcext:value-type="string">
            <text:p>Fantasy/Meta-Traits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string" calcext:value-type="string">
            <text:p>Fantasy/Races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string" calcext:value-type="string">
            <text:p>Gulliver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string" calcext:value-type="string">
            <text:p>Gun Fu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string" calcext:value-type="string">
            <text:p>High Tech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string" calcext:value-type="string">
            <text:p>Historical Folks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string" calcext:value-type="string">
            <text:p>Home Brew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string" calcext:value-type="string">
            <text:p>Home Brew/Characters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string" calcext:value-type="string">
            <text:p>Home Brew/Kromm Templates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string" calcext:value-type="string">
            <text:p>Horror/Classes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string" calcext:value-type="string">
            <text:p>Horror/Meta-Traits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string" calcext:value-type="string">
            <text:p>Horror/Meta-Traits/Corporeal Undead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string" calcext:value-type="string">
            <text:p>Horror/Meta-Traits/Spirit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string" calcext:value-type="string">
            <text:p>Infinite Worlds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string" calcext:value-type="string">
            <text:p>Infinite Worlds/Classes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string" calcext:value-type="string">
            <text:p>Infinite Worlds/Loadouts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string" calcext:value-type="string">
            <text:p>Lands Out of Time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string" calcext:value-type="string">
            <text:p>Lands Out of Time/Classes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string" calcext:value-type="string">
            <text:p>Lands Out of Time/Races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string" calcext:value-type="string">
            <text:p>Lite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string" calcext:value-type="string">
            <text:p>Low Tech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string" calcext:value-type="string">
            <text:p>Magic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string" calcext:value-type="string">
            <text:p>Magic/Magic - Death Spells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string" calcext:value-type="string">
            <text:p>Magic/Magic - Plant Spells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string" calcext:value-type="string">
            <text:p>Magic/Magic - The Least of Spells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string" calcext:value-type="string">
            <text:p>Magic/Monsters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string" calcext:value-type="string">
            <text:p>Martial Arts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string" calcext:value-type="string">
            <text:p>Monster Hunters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string" calcext:value-type="string">
            <text:p>Monster Hunters/Classes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string" calcext:value-type="string">
            <text:p>Monster Hunters/Classes/Champions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string" calcext:value-type="string">
            <text:p>Monster Hunters/Classes/Motivational Lenses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string" calcext:value-type="string">
            <text:p>Monster Hunters/Classes/Sidekicks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string" calcext:value-type="string">
            <text:p>Monster Hunters/Loadouts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string" calcext:value-type="string">
            <text:p>Mysteries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string" calcext:value-type="string">
            <text:p>Mysteries/Classes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string" calcext:value-type="string">
            <text:p>Myth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string" calcext:value-type="string">
            <text:p>Norðlond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string" calcext:value-type="string">
            <text:p>Norðlond/Races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string" calcext:value-type="string">
            <text:p>Output Templates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string" calcext:value-type="string">
            <text:p>Output Templates/Fantasy Grounds NPC - No Mods.xml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string" calcext:value-type="string">
            <text:p>Output Templates/Fantasy Grounds NPC.xml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string" calcext:value-type="string">
            <text:p>Output Templates/Fantasy Grounds PC - No Mods.xml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string" calcext:value-type="string">
            <text:p>Output Templates/Fantasy Grounds PC.xml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string" calcext:value-type="string">
            <text:p>Output Templates/HTML - Dungeon Fantasy Monster.html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string" calcext:value-type="string">
            <text:p>Output Templates/HTML - NPC Card.html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string" calcext:value-type="string">
            <text:p>Output Templates/HTML - PC.html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string" calcext:value-type="string">
            <text:p>Output Templates/Text - PC.txt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string" calcext:value-type="string">
            <text:p>Powers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string" calcext:value-type="string">
            <text:p>Power Ups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string" calcext:value-type="string">
            <text:p>Psionics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string" calcext:value-type="string">
            <text:p>Psionics/Classes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string" calcext:value-type="string">
            <text:p>Pyramid Magazine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string" calcext:value-type="string">
            <text:p>Pyramid Magazine/Pyramid 10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string" calcext:value-type="string">
            <text:p>Pyramid Magazine/Pyramid 100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string" calcext:value-type="string">
            <text:p>Pyramid Magazine/Pyramid 111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string" calcext:value-type="string">
            <text:p>Pyramid Magazine/Pyramid 112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string" calcext:value-type="string">
            <text:p>Pyramid Magazine/Pyramid 112/More Skill Sets for Specialists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string" calcext:value-type="string">
            <text:p>Pyramid Magazine/Pyramid 115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string" calcext:value-type="string">
            <text:p>Pyramid Magazine/Pyramid 120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string" calcext:value-type="string">
            <text:p>Pyramid Magazine/Pyramid 13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string" calcext:value-type="string">
            <text:p>Pyramid Magazine/Pyramid 28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string" calcext:value-type="string">
            <text:p>Pyramid Magazine/Pyramid 34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string" calcext:value-type="string">
            <text:p>Pyramid Magazine/Pyramid 36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string" calcext:value-type="string">
            <text:p>Pyramid Magazine/Pyramid 37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string" calcext:value-type="string">
            <text:p>Pyramid Magazine/Pyramid 4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string" calcext:value-type="string">
            <text:p>Pyramid Magazine/Pyramid 44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string" calcext:value-type="string">
            <text:p>Pyramid Magazine/Pyramid 47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string" calcext:value-type="string">
            <text:p>Pyramid Magazine/Pyramid 50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string" calcext:value-type="string">
            <text:p>Pyramid Magazine/Pyramid 57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string" calcext:value-type="string">
            <text:p>Pyramid Magazine/Pyramid 60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string" calcext:value-type="string">
            <text:p>Pyramid Magazine/Pyramid 65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string" calcext:value-type="string">
            <text:p>Pyramid Magazine/Pyramid 68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string" calcext:value-type="string">
            <text:p>Pyramid Magazine/Pyramid 72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string" calcext:value-type="string">
            <text:p>Pyramid Magazine/Pyramid 78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string" calcext:value-type="string">
            <text:p>Pyramid Magazine/Pyramid 83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string" calcext:value-type="string">
            <text:p>Pyramid Magazine/Pyramid 91</text:p>
          </table:table-cell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string" calcext:value-type="string">
            <text:p>Pyramid Magazine/Pyramid 99</text:p>
          </table:table-cell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string" calcext:value-type="string">
            <text:p>Reign of Steel Will to Live</text:p>
          </table:table-cell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string" calcext:value-type="string">
            <text:p>Reign of Steel Will to Live/Classes</text:p>
          </table:table-cell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string" calcext:value-type="string">
            <text:p>Reign of Steel Will to Live/Classes/Androids</text:p>
          </table:table-cell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office:value-type="string" calcext:value-type="string">
            <text:p>Reign of Steel Will to Live/Classes/Cyborgs</text:p>
          </table:table-cell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string" calcext:value-type="string">
            <text:p>Reign of Steel Will to Live/Classes/Humans</text:p>
          </table:table-cell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string" calcext:value-type="string">
            <text:p>Reign of Steel Will to Live/Classes/Other</text:p>
          </table:table-cell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string" calcext:value-type="string">
            <text:p>Reign of Steel Will to Live/Classes/Robots</text:p>
          </table:table-cell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string" calcext:value-type="string">
            <text:p>Reign of Steel Will to Live/Meta-Traits</text:p>
          </table:table-cell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string" calcext:value-type="string">
            <text:p>Social Engineering</text:p>
          </table:table-cell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string" calcext:value-type="string">
            <text:p>Star Wars</text:p>
          </table:table-cell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string" calcext:value-type="string">
            <text:p>Star Wars/Templates</text:p>
          </table:table-cell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string" calcext:value-type="string">
            <text:p>Star Wars/Templates/Equipments</text:p>
          </table:table-cell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string" calcext:value-type="string">
            <text:p>Star Wars/Templates/Lightsaber Forms</text:p>
          </table:table-cell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string" calcext:value-type="string">
            <text:p>Star Wars/Templates/Species</text:p>
          </table:table-cell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string" calcext:value-type="string">
            <text:p>Steampunk</text:p>
          </table:table-cell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string" calcext:value-type="string">
            <text:p>Steampunk/Races</text:p>
          </table:table-cell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string" calcext:value-type="string">
            <text:p>Steampunk/Templates</text:p>
          </table:table-cell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string" calcext:value-type="string">
            <text:p>Supers</text:p>
          </table:table-cell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string" calcext:value-type="string">
            <text:p>Supers/Templates</text:p>
          </table:table-cell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string" calcext:value-type="string">
            <text:p>Tactical Shooting</text:p>
          </table:table-cell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string" calcext:value-type="string">
            <text:p>Tales of the Solar Patrol</text:p>
          </table:table-cell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string" calcext:value-type="string">
            <text:p>Tales of the Solar Patrol/Classes</text:p>
          </table:table-cell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string" calcext:value-type="string">
            <text:p>Tales of the Solar Patrol/Races and Animals</text:p>
          </table:table-cell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string" calcext:value-type="string">
            <text:p>Tales of the Solar Patrol/Races and Animals/Jupiter</text:p>
          </table:table-cell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string" calcext:value-type="string">
            <text:p>Tales of the Solar Patrol/Races and Animals/Jupiter/Callisto</text:p>
          </table:table-cell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string" calcext:value-type="string">
            <text:p>Tales of the Solar Patrol/Races and Animals/Jupiter/Ganymede</text:p>
          </table:table-cell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string" calcext:value-type="string">
            <text:p>Tales of the Solar Patrol/Races and Animals/Jupiter/Io</text:p>
          </table:table-cell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string" calcext:value-type="string">
            <text:p>Tales of the Solar Patrol/Races and Animals/Mars</text:p>
          </table:table-cell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string" calcext:value-type="string">
            <text:p>Tales of the Solar Patrol/Races and Animals/Venus</text:p>
          </table:table-cell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string" calcext:value-type="string">
            <text:p>Tales of the Solar Patrol/Races and Animals/Venus/Dinosaurs</text:p>
          </table:table-cell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string" calcext:value-type="string">
            <text:p>Technomancer</text:p>
          </table:table-cell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string" calcext:value-type="string">
            <text:p>Template Toolkit</text:p>
          </table:table-cell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string" calcext:value-type="string">
            <text:p>Template Toolkit/Template Toolkit 2 - Races</text:p>
          </table:table-cell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string" calcext:value-type="string">
            <text:p>Template Toolkit/Template Toolkit 2 - Races/Meta-Traits</text:p>
          </table:table-cell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string" calcext:value-type="string">
            <text:p>Template Toolkit/Template Toolkit 2 - Races/Meta-Traits/Composition</text:p>
          </table:table-cell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string" calcext:value-type="string">
            <text:p>Template Toolkit/Template Toolkit 2 - Races/Meta-Traits/Composition/Biochemical</text:p>
          </table:table-cell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string" calcext:value-type="string">
            <text:p>Template Toolkit/Template Toolkit 2 - Races/Meta-Traits/Composition/Elemental</text:p>
          </table:table-cell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string" calcext:value-type="string">
            <text:p>Template Toolkit/Template Toolkit 2 - Races/Meta-Traits/Composition/Energy</text:p>
          </table:table-cell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string" calcext:value-type="string">
            <text:p>Template Toolkit/Template Toolkit 2 - Races/Meta-Traits/Composition/Postmortal</text:p>
          </table:table-cell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string" calcext:value-type="string">
            <text:p>Template Toolkit/Template Toolkit 2 - Races/Meta-Traits/Composition/Technological</text:p>
          </table:table-cell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string" calcext:value-type="string">
            <text:p>Template Toolkit/Template Toolkit 2 - Races/Meta-Traits/Mentality Meta-Traits</text:p>
          </table:table-cell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string" calcext:value-type="string">
            <text:p>Template Toolkit/Template Toolkit 2 - Races/Meta-Traits/Morphology Meta-Traits</text:p>
          </table:table-cell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office:value-type="string" calcext:value-type="string">
            <text:p>Template Toolkit/Template Toolkit 2 - Races/Meta-Traits/Morphology Meta-Traits/Organisms</text:p>
          </table:table-cell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office:value-type="string" calcext:value-type="string">
            <text:p>Template Toolkit/Template Toolkit 2 - Races/Meta-Traits/Morphology Meta-Traits/Vehicles and Other Machines</text:p>
          </table:table-cell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office:value-type="string" calcext:value-type="string">
            <text:p>Template Toolkit/Template Toolkit 2 - Races/Meta-Traits/Spirit Meta-Traits</text:p>
          </table:table-cell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office:value-type="string" calcext:value-type="string">
            <text:p>Thaumatology</text:p>
          </table:table-cell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office:value-type="string" calcext:value-type="string">
            <text:p>Transhuman Space</text:p>
          </table:table-cell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office:value-type="string" calcext:value-type="string">
            <text:p>Transhuman Space/Bioroids</text:p>
          </table:table-cell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office:value-type="string" calcext:value-type="string">
            <text:p>Transhuman Space/Bioshells</text:p>
          </table:table-cell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office:value-type="string" calcext:value-type="string">
            <text:p>Transhuman Space/Cybershells</text:p>
          </table:table-cell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office:value-type="string" calcext:value-type="string">
            <text:p>Transhuman Space/Humans and Upgrades</text:p>
          </table:table-cell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office:value-type="string" calcext:value-type="string">
            <text:p>Transhuman Space/Infomorphs</text:p>
          </table:table-cell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office:value-type="string" calcext:value-type="string">
            <text:p>Transhuman Space/Parahumans</text:p>
          </table:table-cell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office:value-type="string" calcext:value-type="string">
            <text:p>Transhuman Space/Uplifts</text:p>
          </table:table-cell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office:value-type="string" calcext:value-type="string">
            <text:p>Traveller</text:p>
          </table:table-cell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office:value-type="string" calcext:value-type="string">
            <text:p>Traveller/Races</text:p>
          </table:table-cell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office:value-type="string" calcext:value-type="string">
            <text:p>Traveller/Races/Ahetaowa</text:p>
          </table:table-cell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office:value-type="string" calcext:value-type="string">
            <text:p>Traveller/Races/Devi Intelligence</text:p>
          </table:table-cell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office:value-type="string" calcext:value-type="string">
            <text:p>Traveller/Races/Droyne</text:p>
          </table:table-cell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office:value-type="string" calcext:value-type="string">
            <text:p>Traveller/Races/Gurvin</text:p>
          </table:table-cell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office:value-type="string" calcext:value-type="string">
            <text:p>Traveller/Races/Inheritors</text:p>
          </table:table-cell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office:value-type="string" calcext:value-type="string">
            <text:p>Traveller/Races/Ithklur</text:p>
          </table:table-cell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office:value-type="string" calcext:value-type="string">
            <text:p>Traveller/Races/K'kree</text:p>
          </table:table-cell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office:value-type="string" calcext:value-type="string">
            <text:p>Traveller/Races/Lithkind</text:p>
          </table:table-cell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office:value-type="string" calcext:value-type="string">
            <text:p>Traveller/Races/Sheol</text:p>
          </table:table-cell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office:value-type="string" calcext:value-type="string">
            <text:p>Traveller/Races/Zhodani</text:p>
          </table:table-cell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office:value-type="string" calcext:value-type="string">
            <text:p>Traveller/Templates</text:p>
          </table:table-cell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office:value-type="string" calcext:value-type="string">
            <text:p>Ultra Tech</text:p>
          </table:table-cell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office:value-type="string" calcext:value-type="string">
            <text:p>Ultra Tech/Races</text:p>
          </table:table-cell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office:value-type="string" calcext:value-type="string">
            <text:p>Vorkosigan Saga</text:p>
          </table:table-cell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office:value-type="string" calcext:value-type="string">
            <text:p>Wizardry Redefin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4:57:29.620925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14:59:06.581003194</dc:date>
    <meta:editing-duration>PT6M19S</meta:editing-duration>
    <meta:editing-cycles>3</meta:editing-cycles>
    <meta:generator>LibreOffice/7.0.4.2$Linux_X86_64 LibreOffice_project/00$Build-2</meta:generator>
    <meta:document-statistic meta:table-count="1" meta:cell-count="458" meta:object-count="0"/>
  </office:meta>
</office:document-meta>
</file>